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9" table:default-cell-style-name="ce2"/>
        <table:table-column table:style-name="co1" table:number-columns-repeated="1015" table:default-cell-style-name="ce3"/>
        <table:table-row table:style-name="ro1"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Squadra</text:p>
          </table:table-cell>
          <table:table-cell table:style-name="ce1" office:value-type="string" calcext:value-type="string">
            <text:p>Punti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GF</text:p>
          </table:table-cell>
          <table:table-cell table:style-name="ce1" office:value-type="string" calcext:value-type="string">
            <text:p>GS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tuttosport.com/squadra/calcio/milan/t120" xlink:type="simple">Milan</text:a>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tuttosport.com/squadra/calcio/inter/t127" xlink:type="simple">Inter</text:a></text:p>
          </table:table-cell>
          <table:table-cell office:value-type="float" office:value="69" calcext:value-type="float">
            <text:p>69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tuttosport.com/squadra/calcio/napoli/t459" xlink:type="simple">Napoli</text:a>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tuttosport.com/squadra/calcio/juve/t128" xlink:type="simple">Juve</text:a>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www.tuttosport.com/squadra/calcio/roma/t121" xlink:type="simple">Roma</text:a>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tuttosport.com/squadra/calcio/fiorentina/t125" xlink:type="simple">Fiorentina</text:a></text:p>
          </table:table-cell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tuttosport.com/squadra/calcio/lazio/t129" xlink:type="simple">Lazio</text:a></text:p>
          </table:table-cell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s://www.tuttosport.com/squadra/calcio/atalanta/t456" xlink:type="simple">Atalanta</text:a>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s://www.tuttosport.com/squadra/calcio/verona/t126" xlink:type="simple">Verona</text:a>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tuttosport.com/squadra/calcio/sassuolo/t2182" xlink:type="simple">Sassuolo</text:a>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s://www.tuttosport.com/squadra/calcio/torino/t135" xlink:type="simple">Torino</text:a>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s://www.tuttosport.com/squadra/calcio/udinese/t136" xlink:type="simple">Udinese</text:a>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s://www.tuttosport.com/squadra/calcio/bologna/t123" xlink:type="simple">Bologna</text:a>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tuttosport.com/squadra/calcio/empoli/t695" xlink:type="simple">Empoli</text:a>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s://www.tuttosport.com/squadra/calcio/spezia/t2036" xlink:type="simple">Spezia</text:a>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s://www.tuttosport.com/squadra/calcio/sampdoria/t603" xlink:type="simple">Sampdoria</text:a>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s://www.tuttosport.com/squadra/calcio/cagliari/t124" xlink:type="simple">Cagliari</text:a>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s://www.tuttosport.com/squadra/calcio/venezia/t137" xlink:type="simple">Venezia</text:a>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s://www.tuttosport.com/squadra/calcio/genoa/t990" xlink:type="simple">Genoa</text:a>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ww.tuttosport.com/squadra/calcio/salernitana/t1025" xlink:type="simple">Salernitana</text:a>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9T12:13:01.936000000</meta:creation-date>
    <dc:date>2022-04-19T12:28:19.595000000</dc:date>
    <meta:editing-duration>PT15M18S</meta:editing-duration>
    <meta:editing-cycles>2</meta:editing-cycles>
    <meta:generator>LibreOffice/7.2.5.2$Windows_X86_64 LibreOffice_project/499f9727c189e6ef3471021d6132d4c694f357e5</meta:generator>
    <meta:document-statistic meta:table-count="1" meta:cell-count="189" meta:object-count="0"/>
  </office:meta>
</office:document-meta>
</file>